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,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,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,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Default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table:style-name="Default" office:value-type="float" office:value="119.363" calcext:value-type="float">
            <text:p>119,363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60.641" calcext:value-type="float">
            <text:p>60,6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15T09:05:09.252495851</dc:date>
    <meta:editing-duration>PT1H21M1S</meta:editing-duration>
    <meta:editing-cycles>6</meta:editing-cycles>
    <meta:generator>LibreOffice/6.4.7.2$Linux_X86_64 LibreOffice_project/40$Build-2</meta:generator>
    <meta:document-statistic meta:table-count="1" meta:cell-count="102" meta:object-count="0"/>
  </office:meta>
</office:document-meta>
</file>